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b nazanin" svg:font-family="'b nazanin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 nazanin" fo:font-size="14pt" officeooo:rsid="000a6e6a" officeooo:paragraph-rsid="000a6e6a" style:font-size-asian="14pt" style:font-name-complex="b nazanin" style:font-size-complex="14pt"/>
    </style:style>
    <style:style style:name="P2" style:family="paragraph" style:parent-style-name="Standard">
      <style:text-properties style:font-name="b nazanin" fo:font-size="14pt" officeooo:rsid="000a6e6a" officeooo:paragraph-rsid="000a6e6a" style:font-size-asian="14pt" style:font-name-complex="b nazani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b nazanin" fo:font-size="14pt" officeooo:rsid="000a6e6a" officeooo:paragraph-rsid="000a6e6a" style:font-size-asian="14pt" style:font-name-complex="b nazani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b nazanin" fo:font-size="14pt" officeooo:rsid="000bf795" officeooo:paragraph-rsid="000bf795" style:font-size-asian="14pt" style:font-name-complex="b nazanin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b nazanin" fo:font-size="14pt" officeooo:rsid="000d3cfc" officeooo:paragraph-rsid="000d3cfc" style:font-size-asian="14pt" style:font-name-complex="b nazanin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b nazanin" fo:font-size="14pt" officeooo:rsid="000a6e6a" officeooo:paragraph-rsid="000a6e6a" fo:background-color="#729fcf" style:font-size-asian="14pt" style:font-name-complex="b nazanin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b nazanin" fo:font-size="14pt" officeooo:rsid="000bf795" officeooo:paragraph-rsid="000bf795" fo:background-color="#729fcf" style:font-size-asian="14pt" style:font-name-complex="b nazanin" style:font-size-complex="14pt"/>
    </style:style>
    <style:style style:name="T1" style:family="text">
      <style:text-properties officeooo:rsid="000bf795"/>
    </style:style>
    <style:style style:name="T2" style:family="text">
      <style:text-properties officeooo:rsid="000d3cfc"/>
    </style:style>
    <style:style style:name="T3" style:family="text">
      <style:text-properties officeooo:rsid="000e5855"/>
    </style:style>
    <style:style style:name="T4" style:family="text">
      <style:text-properties fo:background-color="#729fcf" loext:char-shading-value="0"/>
    </style:style>
    <style:style style:name="T5" style:family="text">
      <style:text-properties fo:background-color="#729fc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القم</text:p>
      <text:p text:style-name="P2"/>
      <text:p text:style-name="P6">طراحی دیتابیس:</text:p>
      <text:p text:style-name="P3"><text:span text:style-name="T1">رابطه دارد</text:span> <text:span text:style-name="T1">user </text:span>این طراحی به <text:s/>این شکل انجام شده که <text:span text:style-name="T1">کا</text:span>اربران را به دودسته تقسیم میکند و هر کدام یک رابطه با جدول <text:s/></text:p>
      <text:p text:style-name="P4">دسته اول کارفرما و دسته دوم کارمندان که توسط کار فرما میتواند تعریف شود. هرکارفرما میتواند تعدادی کارمند داشته باشد ولی هر کارمند فقط زیر شاخه یک کارمند میتواند باشد.</text:p>
      <text:p text:style-name="P4"><text:s/>پرداخت نیز به این شکل طراحی شده که یک کلاس پرداخت اصلی داریم که اطلاعاتی مانند عنوان و تاریخ را دارد و دیگری جدول میانی بین پرداخت و کارمندان که آن هم نیز با کارفرما رابطه دارد.</text:p>
      <text:p text:style-name="P4"/>
      <text:p text:style-name="P7"><text:s/>پنل ادمین:</text:p>
      <text:p text:style-name="P4"><text:s/>می توان لیست تمام پرداخت ها و کارفرماهاو کارمندان را دیدapp در پنل ادمین </text:p>
      <text:p text:style-name="P4"/>
      <text:p text:style-name="P4"><text:span text:style-name="T5">داشبورد کارفرما</text:span>:</text:p>
      <text:p text:style-name="P4">این داشبورد پس از لاگین کارفرما به آن نمایش داده میشود</text:p>
      <text:p text:style-name="P4">پس از لاگین کردن <text:span text:style-name="T2">لیست تمام پرداخت هایی که آن کارفرما انجام داده و تعریف کرده قابل مشاهده میباشد.</text:span></text:p>
      <text:p text:style-name="P5"><text:s text:c="2"/>یک دکمه طراحی شده برای تغییر وضعیت پرداخت برای پرداخت نهایی یا حذف آن که در اصل حذف status بر روی </text:p>
      <text:p text:style-name="P5">نمیشود بلکه غیرفعال میشود و با غیرفعال شدن دیگر امکان تغییر وضعیت آن نیست.</text:p>
      <text:p text:style-name="P5">برای تعریف پرداخت جدید کی مودال بازمیشود و در آن اسم و اطلاعات مربوط به هر کارمند را باید وارد کنیم.</text:p>
      <text:p text:style-name="P5"/>
      <text:p text:style-name="P5"/>
      <text:p text:style-name="P5"><text:s/>انجام شده , postgress, minio, gunicornموارد مربوط به دیپلوی مانند داکر و </text:p>
      <text:p text:style-name="P5"><text:s/><text:span text:style-name="T3">میباشد</text:span>requirementsتمام پکیج های مربوطه در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b nazanin" svg:font-family="'b nazani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8:52:52.741055730</meta:creation-date>
    <dc:date>2023-03-05T19:27:13.511440161</dc:date>
    <meta:editing-duration>PT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17" meta:character-count="1125" meta:non-whitespace-character-count="909"/>
  </office:meta>
</office:document-meta>
</file>